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16th of November 202<text:span text:style-name="T3">1</text:span> under the 1st PA Meeting.</text:p>
      <text:p text:style-name="P1"/>
      <text:p text:style-name="P1">The Assembly, recognising the current situation,</text:p>
      <text:p text:style-name="P1"/>
      <text:p text:style-name="P1">Constitutes the need to rename the server to Germania, for it no longer has more links to the azureScapegoat server than Germania.</text:p>
      <text:p text:style-name="P1"/>
      <text:p text:style-name="P1">And proceeds.</text:p>
      <text:p text:style-name="P1"/>
      <text:p text:style-name="P1">Signed by,</text:p>
      <text:p text:style-name="P1">Emeralda_axe7</text:p>
      <text:p text:style-name="P1">MrBased</text:p>
      <text:p text:style-name="P1">Comradedoggo_21</text:p>
      <text:p text:style-name="P1">eldegron</text:p>
      <text:p text:style-name="P1">threebody03</text:p>
      <text:p text:style-name="P1">_yoran_</text:p>
      <text:p text:style-name="P1"/>
      <text:p text:style-name="P1"/>
      <text:p text:style-name="P1"/>
      <text:p text:style-name="Standard"><text:span text:style-name="T1">[</text:span><text:span text:style-name="T2">Motion 1-1: Re-name the server to Germania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17T13:04:04.836716511</dc:date>
    <meta:editing-duration>PT2M46S</meta:editing-duration>
    <meta:editing-cycles>7</meta:editing-cycles>
    <meta:generator>LibreOffice/7.2.3.1$Linux_X86_64 LibreOffice_project/7b257967b9cd574cb72598999edde852baa10d80</meta:generator>
    <meta:document-statistic meta:table-count="0" meta:image-count="0" meta:object-count="0" meta:page-count="1" meta:paragraph-count="12" meta:word-count="60" meta:character-count="393" meta:non-whitespace-character-count="345"/>
  </office:meta>
</office:document-meta>
</file>